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>
      <style:graphic-properties loext:decorative="false"/>
    </style:style>
    <style:style style:name="gr3" style:family="graphic" style:parent-style-name="standard">
      <style:graphic-properties draw:stroke="none" draw:fill="solid" draw:fill-color="#ffffff" draw:shadow="hidden" loext:decorative="false"/>
    </style:style>
    <style:style style:name="gr4" style:family="graphic" style:parent-style-name="standard">
      <style:graphic-properties draw:stroke="solid" svg:stroke-width="0.009cm" svg:stroke-color="#000000" svg:stroke-opacity="100%" draw:stroke-linejoin="round" svg:stroke-linecap="round" draw:fill="none" fo:padding-top="0.129cm" fo:padding-bottom="0.129cm" fo:padding-left="0.254cm" fo:padding-right="0.254cm" loext:decorative="false"/>
    </style:style>
    <style:style style:name="gr5" style:family="graphic" style:parent-style-name="standard">
      <style:graphic-properties draw:stroke="none" draw:fill="none" draw:textarea-vertical-align="middle" fo:min-height="2.218cm" fo:min-width="2.54cm" fo:padding-top="0.141cm" fo:padding-bottom="0.141cm" fo:padding-left="0.141cm" fo:padding-right="0.141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vertical-align="middle" fo:min-height="1.249cm" fo:min-width="2.54cm" fo:padding-top="0.141cm" fo:padding-bottom="0.141cm" fo:padding-left="0.141cm" fo:padding-right="0.141cm" loext:decorative="false"/>
      <style:paragraph-properties style:writing-mode="lr-tb"/>
    </style:style>
    <style:style style:name="gr7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 loext:decorative="false"/>
    </style:style>
    <style:style style:name="gr8" style:family="graphic" style:parent-style-name="standard">
      <style:graphic-properties draw:stroke="none" draw:fill="none" draw:textarea-vertical-align="middle" fo:min-height="0.509cm" fo:min-width="2.54cm" fo:padding-top="0.141cm" fo:padding-bottom="0.141cm" fo:padding-left="0.141cm" fo:padding-right="0.141cm" loext:decorative="false"/>
      <style:paragraph-properties style:writing-mode="lr-tb"/>
    </style:style>
    <style:style style:name="gr9" style:family="graphic" style:parent-style-name="objectwithoutfill">
      <style:graphic-properties draw:fill="none" draw:textarea-vertical-align="middle" loext:decorative="fals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font-name="Calibri" fo:font-size="10pt" style:font-name-asian="Calibri" style:font-size-asian="10pt" style:font-name-complex="Calibri" style:font-size-complex="10pt"/>
    </style:style>
    <style:style style:name="T2" style:family="text">
      <style:text-properties fo:color="#000000" loext:opacity="100%" style:font-name="Calibri" fo:font-size="12pt" style:font-name-asian="Calibri" style:font-size-asian="12pt" style:font-name-complex="Calibri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Ст�" draw:style-name="dp1" draw:master-page-name="PM0">
        <draw:g draw:style-name="gr1">
          <draw:g draw:style-name="gr2">
            <draw:polygon draw:style-name="gr3" draw:text-style-name="P1" draw:layer="layout" svg:width="5.5cm" svg:height="2.5cm" svg:x="1.5cm" svg:y="1.5cm" svg:viewBox="0 0 5501 2501" draw:points="0,2501 5501,2501 5501,0 0,0">
              <text:p/>
            </draw:polygon>
            <draw:polygon draw:style-name="gr4" draw:text-style-name="P2" draw:layer="layout" svg:width="5.5cm" svg:height="2.5cm" svg:x="1.5cm" svg:y="1.5cm" svg:viewBox="0 0 5501 2501" draw:points="0,2501 5501,2501 5501,0 0,0">
              <text:p/>
            </draw:polygon>
          </draw:g>
          <draw:frame draw:style-name="gr5" draw:text-style-name="P2" draw:layer="layout" svg:width="5.5cm" svg:height="2.5cm" svg:x="1.5cm" svg:y="1.5cm">
            <draw:text-box>
              <text:p text:style-name="P3"><text:span text:style-name="T1">Агентство</text:span></text:p>
            </draw:text-box>
          </draw:frame>
        </draw:g>
        <draw:g draw:style-name="gr1">
          <draw:g draw:style-name="gr2">
            <draw:path draw:style-name="gr3" draw:text-style-name="P1" draw:layer="layout" svg:width="5.5cm" svg:height="1.749cm" svg:x="1.5cm" svg:y="4.75cm" svg:viewBox="0 0 5501 1750" svg:d="M0 875c0-154 127-305 368-438 242-133 589-243 1007-320s893-117 1375-117c483 0 958 40 1376 117s765 187 1007 320c241 133 368 284 368 438s-127 305-368 438c-242 133-589 243-1007 320s-893 117-1375 117c-483 0-958-40-1376-117s-765-187-1007-320c-241-133-368-284-368-438z">
              <text:p/>
            </draw:path>
            <draw:path draw:style-name="gr4" draw:text-style-name="P2" draw:layer="layout" svg:width="5.5cm" svg:height="1.749cm" svg:x="1.5cm" svg:y="4.75cm" svg:viewBox="0 0 5501 1750" svg:d="M0 875c0-154 127-305 368-438 242-133 589-243 1007-320s893-117 1375-117c483 0 958 40 1376 117s765 187 1007 320c241 133 368 284 368 438s-127 305-368 438c-242 133-589 243-1007 320s-893 117-1375 117c-483 0-958-40-1376-117s-765-187-1007-320c-241-133-368-284-368-438z">
              <text:p/>
            </draw:path>
          </draw:g>
          <draw:frame draw:style-name="gr6" draw:text-style-name="P2" draw:layer="layout" svg:width="4.813cm" svg:height="1.531cm" svg:x="1.844cm" svg:y="4.859cm">
            <draw:text-box>
              <text:p text:style-name="P3"><text:span text:style-name="T1">Код_агентства</text:span></text:p>
            </draw:text-box>
          </draw:frame>
        </draw:g>
        <draw:g draw:style-name="gr1">
          <draw:g draw:style-name="gr2">
            <draw:polygon draw:style-name="gr3" draw:text-style-name="P1" draw:layer="layout" svg:width="5.5cm" svg:height="2.5cm" svg:x="8.5cm" svg:y="1.5cm" svg:viewBox="0 0 5501 2501" draw:points="2750,2501 5501,1250 2750,0 0,1250">
              <text:p/>
            </draw:polygon>
            <draw:polygon draw:style-name="gr4" draw:text-style-name="P2" draw:layer="layout" svg:width="5.5cm" svg:height="2.5cm" svg:x="8.5cm" svg:y="1.5cm" svg:viewBox="0 0 5501 2501" draw:points="2750,2501 5501,1250 2750,0 0,1250">
              <text:p/>
            </draw:polygon>
          </draw:g>
          <draw:frame draw:style-name="gr5" draw:text-style-name="P2" draw:layer="layout" svg:width="5.5cm" svg:height="2.5cm" svg:x="8.5cm" svg:y="1.5cm">
            <draw:text-box>
              <text:p text:style-name="P3"><text:span text:style-name="T1">Нанимает</text:span></text:p>
            </draw:text-box>
          </draw:frame>
        </draw:g>
        <draw:g draw:style-name="gr1">
          <draw:g draw:style-name="gr2">
            <draw:path draw:style-name="gr3" draw:text-style-name="P1" draw:layer="layout" svg:width="5.5cm" svg:height="1.749cm" svg:x="1.5cm" svg:y="7.25cm" svg:viewBox="0 0 5501 1750" svg:d="M0 875c0-154 127-305 368-438 242-133 589-243 1007-320s893-117 1375-117c483 0 958 40 1376 117s765 187 1007 320c241 133 368 284 368 438s-127 305-368 438c-242 133-589 243-1007 320s-893 117-1375 117c-483 0-958-40-1376-117s-765-187-1007-320c-241-133-368-284-368-438z">
              <text:p/>
            </draw:path>
            <draw:path draw:style-name="gr4" draw:text-style-name="P2" draw:layer="layout" svg:width="5.5cm" svg:height="1.749cm" svg:x="1.5cm" svg:y="7.25cm" svg:viewBox="0 0 5501 1750" svg:d="M0 875c0-154 127-305 368-438 242-133 589-243 1007-320s893-117 1375-117c483 0 958 40 1376 117s765 187 1007 320c241 133 368 284 368 438s-127 305-368 438c-242 133-589 243-1007 320s-893 117-1375 117c-483 0-958-40-1376-117s-765-187-1007-320c-241-133-368-284-368-438z">
              <text:p/>
            </draw:path>
          </draw:g>
          <draw:frame draw:style-name="gr6" draw:text-style-name="P2" draw:layer="layout" svg:width="4.813cm" svg:height="1.531cm" svg:x="1.844cm" svg:y="7.359cm">
            <draw:text-box>
              <text:p text:style-name="P3"><text:span text:style-name="T1">Название</text:span></text:p>
            </draw:text-box>
          </draw:frame>
        </draw:g>
        <draw:g draw:style-name="gr1">
          <draw:g draw:style-name="gr2">
            <draw:path draw:style-name="gr3" draw:text-style-name="P1" draw:layer="layout" svg:width="5.5cm" svg:height="1.749cm" svg:x="15.499cm" svg:y="9.5cm" svg:viewBox="0 0 5501 1750" svg:d="M0 875c0-154 127-305 368-438 242-133 589-243 1007-320s893-117 1375-117c483 0 958 40 1376 117s765 187 1007 320c241 133 368 284 368 438s-127 305-368 438c-242 133-589 243-1007 320s-893 117-1375 117c-483 0-958-40-1376-117s-765-187-1007-320c-241-133-368-284-368-438z">
              <text:p/>
            </draw:path>
            <draw:path draw:style-name="gr4" draw:text-style-name="P2" draw:layer="layout" svg:width="5.5cm" svg:height="1.749cm" svg:x="15.499cm" svg:y="9.5cm" svg:viewBox="0 0 5501 1750" svg:d="M0 875c0-154 127-305 368-438 242-133 589-243 1007-320s893-117 1375-117c483 0 958 40 1376 117s765 187 1007 320c241 133 368 284 368 438s-127 305-368 438c-242 133-589 243-1007 320s-893 117-1375 117c-483 0-958-40-1376-117s-765-187-1007-320c-241-133-368-284-368-438z">
              <text:p/>
            </draw:path>
          </draw:g>
          <draw:frame draw:style-name="gr6" draw:text-style-name="P2" draw:layer="layout" svg:width="4.813cm" svg:height="1.531cm" svg:x="15.843cm" svg:y="9.609cm">
            <draw:text-box>
              <text:p text:style-name="P3"><text:span text:style-name="T1">Имя</text:span></text:p>
            </draw:text-box>
          </draw:frame>
        </draw:g>
        <draw:g draw:style-name="gr1">
          <draw:g draw:style-name="gr2">
            <draw:path draw:style-name="gr3" draw:text-style-name="P1" draw:layer="layout" svg:width="5.5cm" svg:height="1.749cm" svg:x="15.499cm" svg:y="12cm" svg:viewBox="0 0 5501 1750" svg:d="M0 875c0-154 127-305 368-438 242-133 589-243 1007-320s893-117 1375-117c483 0 958 40 1376 117s765 187 1007 320c241 133 368 284 368 438s-127 305-368 438c-242 133-589 243-1007 320s-893 117-1375 117c-483 0-958-40-1376-117s-765-187-1007-320c-241-133-368-284-368-438z">
              <text:p/>
            </draw:path>
            <draw:path draw:style-name="gr4" draw:text-style-name="P2" draw:layer="layout" svg:width="5.5cm" svg:height="1.749cm" svg:x="15.499cm" svg:y="12cm" svg:viewBox="0 0 5501 1750" svg:d="M0 875c0-154 127-305 368-438 242-133 589-243 1007-320s893-117 1375-117c483 0 958 40 1376 117s765 187 1007 320c241 133 368 284 368 438s-127 305-368 438c-242 133-589 243-1007 320s-893 117-1375 117c-483 0-958-40-1376-117s-765-187-1007-320c-241-133-368-284-368-438z">
              <text:p/>
            </draw:path>
          </draw:g>
          <draw:frame draw:style-name="gr6" draw:text-style-name="P2" draw:layer="layout" svg:width="4.813cm" svg:height="1.531cm" svg:x="15.843cm" svg:y="12.109cm">
            <draw:text-box>
              <text:p text:style-name="P3"><text:span text:style-name="T1">Код_агентства</text:span></text:p>
            </draw:text-box>
          </draw:frame>
        </draw:g>
        <draw:g draw:style-name="gr1">
          <draw:g draw:style-name="gr2">
            <draw:polygon draw:style-name="gr3" draw:text-style-name="P1" draw:layer="layout" svg:width="5.5cm" svg:height="2.5cm" svg:x="15.5cm" svg:y="1.5cm" svg:viewBox="0 0 5501 2501" draw:points="0,2501 5501,2501 5501,0 0,0">
              <text:p/>
            </draw:polygon>
            <draw:polygon draw:style-name="gr4" draw:text-style-name="P2" draw:layer="layout" svg:width="5.5cm" svg:height="2.5cm" svg:x="15.5cm" svg:y="1.5cm" svg:viewBox="0 0 5501 2501" draw:points="0,2501 5501,2501 5501,0 0,0">
              <text:p/>
            </draw:polygon>
          </draw:g>
          <draw:frame draw:style-name="gr5" draw:text-style-name="P2" draw:layer="layout" svg:width="5.5cm" svg:height="2.5cm" svg:x="15.5cm" svg:y="1.5cm">
            <draw:text-box>
              <text:p text:style-name="P3"><text:span text:style-name="T1">Аниматоры</text:span></text:p>
            </draw:text-box>
          </draw:frame>
        </draw:g>
        <draw:g draw:style-name="gr1">
          <draw:g draw:style-name="gr2">
            <draw:path draw:style-name="gr3" draw:text-style-name="P1" draw:layer="layout" svg:width="5.5cm" svg:height="1.749cm" svg:x="15.5cm" svg:y="4.75cm" svg:viewBox="0 0 5501 1750" svg:d="M0 875c0-154 127-305 368-438 242-133 589-243 1007-320s893-117 1375-117c483 0 958 40 1376 117s765 187 1007 320c241 133 368 284 368 438s-127 305-368 438c-242 133-589 243-1007 320s-893 117-1375 117c-483 0-958-40-1376-117s-765-187-1007-320c-241-133-368-284-368-438z">
              <text:p/>
            </draw:path>
            <draw:path draw:style-name="gr4" draw:text-style-name="P2" draw:layer="layout" svg:width="5.5cm" svg:height="1.749cm" svg:x="15.5cm" svg:y="4.75cm" svg:viewBox="0 0 5501 1750" svg:d="M0 875c0-154 127-305 368-438 242-133 589-243 1007-320s893-117 1375-117c483 0 958 40 1376 117s765 187 1007 320c241 133 368 284 368 438s-127 305-368 438c-242 133-589 243-1007 320s-893 117-1375 117c-483 0-958-40-1376-117s-765-187-1007-320c-241-133-368-284-368-438z">
              <text:p/>
            </draw:path>
          </draw:g>
          <draw:frame draw:style-name="gr6" draw:text-style-name="P2" draw:layer="layout" svg:width="4.813cm" svg:height="1.531cm" svg:x="15.844cm" svg:y="4.859cm">
            <draw:text-box>
              <text:p text:style-name="P3"><text:span text:style-name="T1">Код_аниматора</text:span></text:p>
            </draw:text-box>
          </draw:frame>
        </draw:g>
        <draw:g draw:style-name="gr1">
          <draw:g draw:style-name="gr2">
            <draw:path draw:style-name="gr3" draw:text-style-name="P1" draw:layer="layout" svg:width="5.5cm" svg:height="1.749cm" svg:x="15.5cm" svg:y="7.25cm" svg:viewBox="0 0 5501 1750" svg:d="M0 875c0-154 127-305 368-438 242-133 589-243 1007-320s893-117 1375-117c483 0 958 40 1376 117s765 187 1007 320c241 133 368 284 368 438s-127 305-368 438c-242 133-589 243-1007 320s-893 117-1375 117c-483 0-958-40-1376-117s-765-187-1007-320c-241-133-368-284-368-438z">
              <text:p/>
            </draw:path>
            <draw:path draw:style-name="gr4" draw:text-style-name="P2" draw:layer="layout" svg:width="5.5cm" svg:height="1.749cm" svg:x="15.5cm" svg:y="7.25cm" svg:viewBox="0 0 5501 1750" svg:d="M0 875c0-154 127-305 368-438 242-133 589-243 1007-320s893-117 1375-117c483 0 958 40 1376 117s765 187 1007 320c241 133 368 284 368 438s-127 305-368 438c-242 133-589 243-1007 320s-893 117-1375 117c-483 0-958-40-1376-117s-765-187-1007-320c-241-133-368-284-368-438z">
              <text:p/>
            </draw:path>
          </draw:g>
          <draw:frame draw:style-name="gr6" draw:text-style-name="P2" draw:layer="layout" svg:width="4.813cm" svg:height="1.531cm" svg:x="15.844cm" svg:y="7.359cm">
            <draw:text-box>
              <text:p text:style-name="P3"><text:span text:style-name="T1">Фамилия</text:span></text:p>
            </draw:text-box>
          </draw:frame>
        </draw:g>
        <draw:g draw:style-name="gr1">
          <draw:g draw:style-name="gr2">
            <draw:polygon draw:style-name="gr3" draw:text-style-name="P1" draw:layer="layout" svg:width="5.5cm" svg:height="2.5cm" svg:x="22.5cm" svg:y="1.5cm" svg:viewBox="0 0 5501 2501" draw:points="2750,2501 5501,1250 2750,0 0,1250">
              <text:p/>
            </draw:polygon>
            <draw:polygon draw:style-name="gr4" draw:text-style-name="P2" draw:layer="layout" svg:width="5.5cm" svg:height="2.5cm" svg:x="22.5cm" svg:y="1.5cm" svg:viewBox="0 0 5501 2501" draw:points="2750,2501 5501,1250 2750,0 0,1250">
              <text:p/>
            </draw:polygon>
          </draw:g>
          <draw:frame draw:style-name="gr5" draw:text-style-name="P2" draw:layer="layout" svg:width="5.5cm" svg:height="2.5cm" svg:x="22.5cm" svg:y="1.5cm">
            <draw:text-box>
              <text:p text:style-name="P3"><text:span text:style-name="T1">Проводят</text:span></text:p>
            </draw:text-box>
          </draw:frame>
        </draw:g>
        <draw:g draw:style-name="gr1">
          <draw:g draw:style-name="gr2">
            <draw:polygon draw:style-name="gr3" draw:text-style-name="P1" draw:layer="layout" svg:width="5.5cm" svg:height="2.5cm" svg:x="29.5cm" svg:y="1.5cm" svg:viewBox="0 0 5501 2501" draw:points="0,2501 5501,2501 5501,0 0,0">
              <text:p/>
            </draw:polygon>
            <draw:polygon draw:style-name="gr4" draw:text-style-name="P2" draw:layer="layout" svg:width="5.5cm" svg:height="2.5cm" svg:x="29.5cm" svg:y="1.5cm" svg:viewBox="0 0 5501 2501" draw:points="0,2501 5501,2501 5501,0 0,0">
              <text:p/>
            </draw:polygon>
          </draw:g>
          <draw:frame draw:style-name="gr5" draw:text-style-name="P2" draw:layer="layout" svg:width="5.5cm" svg:height="2.5cm" svg:x="29.5cm" svg:y="1.5cm">
            <draw:text-box>
              <text:p text:style-name="P3"><text:span text:style-name="T1">Праздник</text:span></text:p>
            </draw:text-box>
          </draw:frame>
        </draw:g>
        <draw:g draw:style-name="gr1">
          <draw:g draw:style-name="gr2">
            <draw:path draw:style-name="gr3" draw:text-style-name="P1" draw:layer="layout" svg:width="5.5cm" svg:height="1.749cm" svg:x="29.526cm" svg:y="4.485cm" svg:viewBox="0 0 5501 1750" svg:d="M0 875c0-154 127-305 368-438 242-133 589-243 1007-320s893-117 1375-117c483 0 958 40 1376 117s765 187 1007 320c241 133 368 284 368 438s-127 305-368 438c-242 133-589 243-1007 320s-893 117-1375 117c-483 0-958-40-1376-117s-765-187-1007-320c-241-133-368-284-368-438z">
              <text:p/>
            </draw:path>
            <draw:path draw:style-name="gr4" draw:text-style-name="P2" draw:layer="layout" svg:width="5.5cm" svg:height="1.749cm" svg:x="29.526cm" svg:y="4.485cm" svg:viewBox="0 0 5501 1750" svg:d="M0 875c0-154 127-305 368-438 242-133 589-243 1007-320s893-117 1375-117c483 0 958 40 1376 117s765 187 1007 320c241 133 368 284 368 438s-127 305-368 438c-242 133-589 243-1007 320s-893 117-1375 117c-483 0-958-40-1376-117s-765-187-1007-320c-241-133-368-284-368-438z">
              <text:p/>
            </draw:path>
          </draw:g>
          <draw:frame draw:style-name="gr6" draw:text-style-name="P2" draw:layer="layout" svg:width="4.813cm" svg:height="1.531cm" svg:x="29.87cm" svg:y="4.594cm">
            <draw:text-box>
              <text:p text:style-name="P3"><text:span text:style-name="T1">Код_праздника</text:span></text:p>
            </draw:text-box>
          </draw:frame>
        </draw:g>
        <draw:g draw:style-name="gr1">
          <draw:g draw:style-name="gr2">
            <draw:path draw:style-name="gr3" draw:text-style-name="P1" draw:layer="layout" svg:width="5.5cm" svg:height="1.749cm" svg:x="29.526cm" svg:y="6.985cm" svg:viewBox="0 0 5501 1750" svg:d="M0 875c0-154 127-305 368-438 242-133 589-243 1007-320s893-117 1375-117c483 0 958 40 1376 117s765 187 1007 320c241 133 368 284 368 438s-127 305-368 438c-242 133-589 243-1007 320s-893 117-1375 117c-483 0-958-40-1376-117s-765-187-1007-320c-241-133-368-284-368-438z">
              <text:p/>
            </draw:path>
            <draw:path draw:style-name="gr4" draw:text-style-name="P2" draw:layer="layout" svg:width="5.5cm" svg:height="1.749cm" svg:x="29.526cm" svg:y="6.985cm" svg:viewBox="0 0 5501 1750" svg:d="M0 875c0-154 127-305 368-438 242-133 589-243 1007-320s893-117 1375-117c483 0 958 40 1376 117s765 187 1007 320c241 133 368 284 368 438s-127 305-368 438c-242 133-589 243-1007 320s-893 117-1375 117c-483 0-958-40-1376-117s-765-187-1007-320c-241-133-368-284-368-438z">
              <text:p/>
            </draw:path>
          </draw:g>
          <draw:frame draw:style-name="gr6" draw:text-style-name="P2" draw:layer="layout" svg:width="4.813cm" svg:height="1.531cm" svg:x="29.87cm" svg:y="7.094cm">
            <draw:text-box>
              <text:p text:style-name="P3"><text:span text:style-name="T1">Код_аниматора</text:span></text:p>
            </draw:text-box>
          </draw:frame>
        </draw:g>
        <draw:g draw:style-name="gr1">
          <draw:g draw:style-name="gr2">
            <draw:path draw:style-name="gr3" draw:text-style-name="P1" draw:layer="layout" svg:width="5.5cm" svg:height="1.749cm" svg:x="29.526cm" svg:y="9.485cm" svg:viewBox="0 0 5501 1750" svg:d="M0 875c0-154 127-305 368-438 242-133 589-243 1007-320s893-117 1375-117c483 0 958 40 1376 117s765 187 1007 320c241 133 368 284 368 438s-127 305-368 438c-242 133-589 243-1007 320s-893 117-1375 117c-483 0-958-40-1376-117s-765-187-1007-320c-241-133-368-284-368-438z">
              <text:p/>
            </draw:path>
            <draw:path draw:style-name="gr4" draw:text-style-name="P2" draw:layer="layout" svg:width="5.5cm" svg:height="1.749cm" svg:x="29.526cm" svg:y="9.485cm" svg:viewBox="0 0 5501 1750" svg:d="M0 875c0-154 127-305 368-438 242-133 589-243 1007-320s893-117 1375-117c483 0 958 40 1376 117s765 187 1007 320c241 133 368 284 368 438s-127 305-368 438c-242 133-589 243-1007 320s-893 117-1375 117c-483 0-958-40-1376-117s-765-187-1007-320c-241-133-368-284-368-438z">
              <text:p/>
            </draw:path>
          </draw:g>
          <draw:frame draw:style-name="gr6" draw:text-style-name="P2" draw:layer="layout" svg:width="4.813cm" svg:height="1.531cm" svg:x="29.87cm" svg:y="9.594cm">
            <draw:text-box>
              <text:p text:style-name="P3"><text:span text:style-name="T1">Дата_праздника</text:span></text:p>
            </draw:text-box>
          </draw:frame>
        </draw:g>
        <draw:g draw:style-name="gr1">
          <draw:g draw:style-name="gr2">
            <draw:path draw:style-name="gr3" draw:text-style-name="P1" draw:layer="layout" svg:width="5.5cm" svg:height="1.749cm" svg:x="29.526cm" svg:y="11.985cm" svg:viewBox="0 0 5501 1750" svg:d="M0 875c0-154 127-305 368-438 242-133 589-243 1007-320s893-117 1375-117c483 0 958 40 1376 117s765 187 1007 320c241 133 368 284 368 438s-127 305-368 438c-242 133-589 243-1007 320s-893 117-1375 117c-483 0-958-40-1376-117s-765-187-1007-320c-241-133-368-284-368-438z">
              <text:p/>
            </draw:path>
            <draw:path draw:style-name="gr4" draw:text-style-name="P2" draw:layer="layout" svg:width="5.5cm" svg:height="1.749cm" svg:x="29.526cm" svg:y="11.985cm" svg:viewBox="0 0 5501 1750" svg:d="M0 875c0-154 127-305 368-438 242-133 589-243 1007-320s893-117 1375-117c483 0 958 40 1376 117s765 187 1007 320c241 133 368 284 368 438s-127 305-368 438c-242 133-589 243-1007 320s-893 117-1375 117c-483 0-958-40-1376-117s-765-187-1007-320c-241-133-368-284-368-438z">
              <text:p/>
            </draw:path>
          </draw:g>
          <draw:frame draw:style-name="gr6" draw:text-style-name="P2" draw:layer="layout" svg:width="4.813cm" svg:height="1.531cm" svg:x="29.87cm" svg:y="12.094cm">
            <draw:text-box>
              <text:p text:style-name="P3"><text:span text:style-name="T1">Гирлянда</text:span></text:p>
            </draw:text-box>
          </draw:frame>
        </draw:g>
        <draw:g draw:style-name="gr1">
          <draw:g draw:style-name="gr2">
            <draw:path draw:style-name="gr3" draw:text-style-name="P1" draw:layer="layout" svg:width="5.5cm" svg:height="1.749cm" svg:x="29.5cm" svg:y="14.25cm" svg:viewBox="0 0 5501 1750" svg:d="M0 875c0-154 127-305 368-438 242-133 589-243 1007-320s893-117 1375-117c483 0 958 40 1376 117s765 187 1007 320c241 133 368 284 368 438s-127 305-368 438c-242 133-589 243-1007 320s-893 117-1375 117c-483 0-958-40-1376-117s-765-187-1007-320c-241-133-368-284-368-438z">
              <text:p/>
            </draw:path>
            <draw:path draw:style-name="gr4" draw:text-style-name="P2" draw:layer="layout" svg:width="5.5cm" svg:height="1.749cm" svg:x="29.5cm" svg:y="14.25cm" svg:viewBox="0 0 5501 1750" svg:d="M0 875c0-154 127-305 368-438 242-133 589-243 1007-320s893-117 1375-117c483 0 958 40 1376 117s765 187 1007 320c241 133 368 284 368 438s-127 305-368 438c-242 133-589 243-1007 320s-893 117-1375 117c-483 0-958-40-1376-117s-765-187-1007-320c-241-133-368-284-368-438z">
              <text:p/>
            </draw:path>
          </draw:g>
          <draw:frame draw:style-name="gr6" draw:text-style-name="P2" draw:layer="layout" svg:width="4.813cm" svg:height="1.531cm" svg:x="29.844cm" svg:y="14.359cm">
            <draw:text-box>
              <text:p text:style-name="P3"><text:span text:style-name="T1">Фейерверк</text:span></text:p>
            </draw:text-box>
          </draw:frame>
        </draw:g>
        <draw:g draw:style-name="gr1">
          <draw:g draw:style-name="gr2">
            <draw:path draw:style-name="gr3" draw:text-style-name="P1" draw:layer="layout" svg:width="5.5cm" svg:height="1.749cm" svg:x="29.5cm" svg:y="16.75cm" svg:viewBox="0 0 5501 1750" svg:d="M0 875c0-154 127-305 368-438 242-133 589-243 1007-320s893-117 1375-117c483 0 958 40 1376 117s765 187 1007 320c241 133 368 284 368 438s-127 305-368 438c-242 133-589 243-1007 320s-893 117-1375 117c-483 0-958-40-1376-117s-765-187-1007-320c-241-133-368-284-368-438z">
              <text:p/>
            </draw:path>
            <draw:path draw:style-name="gr4" draw:text-style-name="P2" draw:layer="layout" svg:width="5.5cm" svg:height="1.749cm" svg:x="29.5cm" svg:y="16.75cm" svg:viewBox="0 0 5501 1750" svg:d="M0 875c0-154 127-305 368-438 242-133 589-243 1007-320s893-117 1375-117c483 0 958 40 1376 117s765 187 1007 320c241 133 368 284 368 438s-127 305-368 438c-242 133-589 243-1007 320s-893 117-1375 117c-483 0-958-40-1376-117s-765-187-1007-320c-241-133-368-284-368-438z">
              <text:p/>
            </draw:path>
          </draw:g>
          <draw:frame draw:style-name="gr6" draw:text-style-name="P2" draw:layer="layout" svg:width="4.813cm" svg:height="1.531cm" svg:x="29.844cm" svg:y="16.859cm">
            <draw:text-box>
              <text:p text:style-name="P3"><text:span text:style-name="T1">Хлопушка</text:span></text:p>
            </draw:text-box>
          </draw:frame>
        </draw:g>
        <draw:g draw:style-name="gr1">
          <draw:g draw:style-name="gr2">
            <draw:path draw:style-name="gr3" draw:text-style-name="P1" draw:layer="layout" svg:width="5.5cm" svg:height="1.749cm" svg:x="29.5cm" svg:y="19.25cm" svg:viewBox="0 0 5501 1750" svg:d="M0 875c0-154 127-305 368-438 242-133 589-243 1007-320s893-117 1375-117c483 0 958 40 1376 117s765 187 1007 320c241 133 368 284 368 438s-127 305-368 438c-242 133-589 243-1007 320s-893 117-1375 117c-483 0-958-40-1376-117s-765-187-1007-320c-241-133-368-284-368-438z">
              <text:p/>
            </draw:path>
            <draw:path draw:style-name="gr4" draw:text-style-name="P2" draw:layer="layout" svg:width="5.5cm" svg:height="1.749cm" svg:x="29.5cm" svg:y="19.25cm" svg:viewBox="0 0 5501 1750" svg:d="M0 875c0-154 127-305 368-438 242-133 589-243 1007-320s893-117 1375-117c483 0 958 40 1376 117s765 187 1007 320c241 133 368 284 368 438s-127 305-368 438c-242 133-589 243-1007 320s-893 117-1375 117c-483 0-958-40-1376-117s-765-187-1007-320c-241-133-368-284-368-438z">
              <text:p/>
            </draw:path>
          </draw:g>
          <draw:frame draw:style-name="gr6" draw:text-style-name="P2" draw:layer="layout" svg:width="4.813cm" svg:height="1.531cm" svg:x="29.844cm" svg:y="19.359cm">
            <draw:text-box>
              <text:p text:style-name="P3"><text:span text:style-name="T1">Мероприятие</text:span></text:p>
            </draw:text-box>
          </draw:frame>
        </draw:g>
        <draw:line draw:style-name="gr7" draw:text-style-name="P2" draw:layer="layout" svg:x1="7cm" svg:y1="2.75cm" svg:x2="8.499cm" svg:y2="2.75cm">
          <text:p/>
        </draw:line>
        <draw:line draw:style-name="gr7" draw:text-style-name="P2" draw:layer="layout" svg:x1="14cm" svg:y1="2.75cm" svg:x2="15.499cm" svg:y2="2.75cm">
          <text:p/>
        </draw:line>
        <draw:line draw:style-name="gr7" draw:text-style-name="P2" draw:layer="layout" svg:x1="21cm" svg:y1="2.75cm" svg:x2="22.499cm" svg:y2="2.75cm">
          <text:p/>
        </draw:line>
        <draw:line draw:style-name="gr7" draw:text-style-name="P2" draw:layer="layout" svg:x1="28cm" svg:y1="2.75cm" svg:x2="29.499cm" svg:y2="2.75cm">
          <text:p/>
        </draw:line>
        <draw:frame draw:style-name="gr8" draw:text-style-name="P2" draw:layer="layout" svg:width="0.574cm" svg:height="0.791cm" svg:x="6.964cm" svg:y="2.034cm">
          <draw:text-box>
            <text:p text:style-name="P3"><text:span text:style-name="T2">1</text:span></text:p>
          </draw:text-box>
        </draw:frame>
        <draw:frame draw:style-name="gr8" draw:text-style-name="P2" draw:layer="layout" svg:width="0.574cm" svg:height="0.791cm" svg:x="14.855cm" svg:y="2.064cm">
          <draw:text-box>
            <text:p text:style-name="P3"><text:span text:style-name="T2">М</text:span></text:p>
          </draw:text-box>
        </draw:frame>
        <draw:frame draw:style-name="gr8" draw:text-style-name="P2" draw:layer="layout" svg:width="0.574cm" svg:height="0.791cm" svg:x="21.036cm" svg:y="2.104cm">
          <draw:text-box>
            <text:p text:style-name="P3"><text:span text:style-name="T2">1</text:span></text:p>
          </draw:text-box>
        </draw:frame>
        <draw:frame draw:style-name="gr8" draw:text-style-name="P2" draw:layer="layout" svg:width="0.574cm" svg:height="0.791cm" svg:x="28.926cm" svg:y="2.082cm">
          <draw:text-box>
            <text:p text:style-name="P3"><text:span text:style-name="T2">М</text:span></text:p>
          </draw:text-box>
        </draw:frame>
        <draw:line draw:style-name="gr9" draw:text-style-name="P4" draw:layer="layout" svg:x1="4.25cm" svg:y1="4cm" svg:x2="4.25cm" svg:y2="4.75cm">
          <text:p/>
        </draw:line>
        <draw:line draw:style-name="gr9" draw:text-style-name="P4" draw:layer="layout" svg:x1="18.25cm" svg:y1="4.75cm" svg:x2="18.25cm" svg:y2="4cm">
          <text:p/>
        </draw:line>
        <draw:line draw:style-name="gr9" draw:text-style-name="P4" draw:layer="layout" svg:x1="4.25cm" svg:y1="7.25cm" svg:x2="4.25cm" svg:y2="6.5cm">
          <text:p/>
        </draw:line>
        <draw:line draw:style-name="gr9" draw:text-style-name="P4" draw:layer="layout" svg:x1="18.25cm" svg:y1="7.25cm" svg:x2="18.25cm" svg:y2="6.5cm">
          <text:p/>
        </draw:line>
        <draw:line draw:style-name="gr9" draw:text-style-name="P4" draw:layer="layout" svg:x1="18.25cm" svg:y1="9.5cm" svg:x2="18.25cm" svg:y2="9cm">
          <text:p/>
        </draw:line>
        <draw:line draw:style-name="gr9" draw:text-style-name="P4" draw:layer="layout" svg:x1="18.25cm" svg:y1="12cm" svg:x2="18.25cm" svg:y2="11.25cm">
          <text:p/>
        </draw:line>
        <draw:line draw:style-name="gr9" draw:text-style-name="P4" draw:layer="layout" svg:x1="32.25cm" svg:y1="9.5cm" svg:x2="32.25cm" svg:y2="8.75cm">
          <text:p/>
        </draw:line>
        <draw:line draw:style-name="gr9" draw:text-style-name="P4" draw:layer="layout" svg:x1="32.25cm" svg:y1="19.25cm" svg:x2="32.25cm" svg:y2="18.5cm">
          <text:p/>
        </draw:line>
        <draw:line draw:style-name="gr9" draw:text-style-name="P4" draw:layer="layout" svg:x1="32.25cm" svg:y1="14.25cm" svg:x2="32.25cm" svg:y2="13.75cm">
          <text:p/>
        </draw:line>
        <draw:line draw:style-name="gr9" draw:text-style-name="P4" draw:layer="layout" svg:x1="32.25cm" svg:y1="16.75cm" svg:x2="32.25cm" svg:y2="16cm">
          <text:p/>
        </draw:line>
        <draw:line draw:style-name="gr9" draw:text-style-name="P4" draw:layer="layout" svg:x1="32.25cm" svg:y1="7cm" svg:x2="32.25cm" svg:y2="6.25cm">
          <text:p/>
        </draw:line>
        <draw:line draw:style-name="gr9" draw:text-style-name="P4" draw:layer="layout" svg:x1="32.25cm" svg:y1="4.5cm" svg:x2="32.25cm" svg:y2="4cm">
          <text:p/>
        </draw:line>
        <draw:line draw:style-name="gr9" draw:text-style-name="P4" draw:layer="layout" svg:x1="32.25cm" svg:y1="12cm" svg:x2="32.25cm" svg:y2="11.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8.13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5-17T15:47:46.433000000</dc:date>
    <dc:language>ru-RU</dc:language>
    <meta:creation-date>2024-05-16T07:56:53Z</meta:creation-date>
    <meta:initial-creator>Пользователь</meta:initial-creator>
    <meta:generator>LibreOffice/7.6.2.1$Windows_X86_64 LibreOffice_project/56f7684011345957bbf33a7ee678afaf4d2ba333</meta:generator>
    <meta:editing-duration>PT3H1M21S</meta:editing-duration>
    <meta:editing-cycles>2</meta:editing-cycles>
    <meta:document-statistic meta:object-count="111"/>
    <meta:template xlink:type="simple" xlink:actuate="onRequest" xlink:title="BASICD_M.vstx" xlink:href=""/>
  </office:meta>
</office:document-meta>
</file>